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Table_20_Contents" style:family="paragraph">
      <style:text-properties style:font-size-asian="10.5pt" fo:font-size="12pt" style:font-size-complex="12pt"/>
    </style:style>
    <style:style style:name="P3" style:parent-style-name="Standard" style:family="paragraph">
      <style:text-properties style:font-size-asian="10.5pt" fo:font-size="12pt" style:font-size-complex="12pt"/>
    </style:style>
    <style:style style:name="T1" style:family="text">
      <style:text-properties style:font-size-asian="10.5pt" fo:font-size="12pt" style:font-size-complex="12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<text:span text:style-name="T1">First of all, here are some tests related to the « if » expression (= function « test »).</text:span></text:p>
      <text:p text:style-name="P1"><text:span text:style-name="T1">I will be included</text:span> </text:p>
      <text:p text:style-name="P1"><text:span text:style-name="T1">Miam</text:span><text:span text:style-name="T1"> </text:span></text:p>
      <text:p text:style-name="P1"><text:span text:style-name="T1"><office:annotation><dc:creator>POD</dc:creator><dc:date>2015-01-13T16:51:31</dc:date><text:p>Error while evaluating expression "test(hell)". name 'hell' is not defined</text:p></office:annotation></text:span> </text:p>
      <text:p text:style-name="P1"/>
      <text:p text:style-name="P1">Then,<office:annotation><dc:creator>POD</dc:creator><dc:date>2015-01-13T16:51:31</dc:date><text:p>I could not find an "if" statement named "tutu".</text:p></office:annotation> let's insert an « else » that references an unexisting named « if ».</text:p>
      <text:p text:style-name="P1"/>
      <text:p text:style-name="P1">Then, try to have several « if » statements that have the same name.</text:p>
      <table:table table:name="Tableau1" table:style-name="Tableau1">
        <table:table-column table:number-columns-repeated="1" table:style-name="Tableau1.A"/>
        <table:table-row>
          <table:table-cell office:value-type="string" table:style-name="Tableau1.A1">
            <text:p text:style-name="P2">Hello<office:annotation><dc:creator>POD</dc:creator><dc:date>2015-01-13T16:51:31</dc:date><text:p>An "if" statement with the same name already exists.</text:p></office:annotation></text:p>
          </table:table-cell>
        </table:table-row>
      </table:table>
      <text:p text:style-name="P1"/>
      <text:p text:style-name="P1"><office:annotation><dc:creator>POD</dc:creator><dc:date>2015-01-13T16:51:31</dc:date><text:p>There was a problem with this action. Possible causes: (1) you specified no action (ie "do text") while not specifying any from clause; (2) you specified the from clause on the same line as the action, which is not allowed (ie "do text from ...").</text:p></office:annotation>Some syntax errors.</text:p>
      <text:p text:style-name="P1">Some mo<office:annotation><dc:creator>POD</dc:creator><dc:date>2015-01-13T16:51:31</dc:date><text:p>There was a problem with this action. Possible causes: (1) you specified no action (ie "do text") while not specifying any from clause; (2) you specified the from clause on the same line as the action, which is not allowed (ie "do text from ...").</text:p></office:annotation>re syntax error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3-19T23:15:12</dc:date>
    <dc:language>fr-FR</dc:language>
    <meta:editing-cycles>22</meta:editing-cycles>
    <meta:editing-duration>PT3H44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65" meta:character-count="394"/>
  </office:meta>
</office:document-meta>
</file>